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00" draw:textarea-horizontal-align="justify" draw:textarea-vertical-align="middle" draw:auto-grow-height="false" fo:min-height="1.024cm" fo:min-width="2.118cm"/>
    </style:style>
    <style:style style:name="gr2" style:family="graphic" style:parent-style-name="standard">
      <style:graphic-properties draw:textarea-horizontal-align="justify" draw:textarea-vertical-align="middle" draw:auto-grow-height="false" fo:min-height="1.378cm" fo:min-width="1.48cm"/>
    </style:style>
    <style:style style:name="gr3" style:family="graphic" style:parent-style-name="standard">
      <style:graphic-properties draw:textarea-horizontal-align="justify" draw:textarea-vertical-align="middle" draw:auto-grow-height="false" fo:min-height="1.378cm" fo:min-width="1.268cm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1.094cm" fo:min-width="2.754cm"/>
    </style:style>
    <style:style style:name="gr5" style:family="graphic" style:parent-style-name="standard">
      <style:graphic-properties draw:textarea-horizontal-align="justify" draw:textarea-vertical-align="middle" draw:auto-grow-height="false" fo:min-height="1.236cm" fo:min-width="1.55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9900" draw:textarea-horizontal-align="justify" draw:textarea-vertical-align="middle" draw:auto-grow-height="false" fo:min-height="1.094cm" fo:min-width="3.46cm"/>
    </style:style>
    <style:style style:name="gr8" style:family="graphic" style:parent-style-name="standard">
      <style:graphic-properties draw:textarea-horizontal-align="justify" draw:textarea-vertical-align="middle" draw:auto-grow-height="false" fo:min-height="1.094cm" fo:min-width="2.754cm"/>
    </style:style>
    <style:style style:name="gr9" style:family="graphic" style:parent-style-name="standard">
      <style:graphic-properties draw:fill="gradient" draw:fill-gradient-name="Gradient_20_4" draw:opacity="100%" draw:opacity-name="" draw:textarea-horizontal-align="justify" draw:textarea-vertical-align="middle" draw:auto-grow-height="false" fo:min-height="1.094cm" fo:min-width="3.32cm"/>
    </style:style>
    <style:style style:name="gr10" style:family="graphic" style:parent-style-name="standard">
      <style:graphic-properties draw:textarea-horizontal-align="justify" draw:textarea-vertical-align="middle" draw:auto-grow-height="false" fo:min-height="1.024cm" fo:min-width="2.754cm"/>
    </style:style>
    <style:style style:name="gr11" style:family="graphic" style:parent-style-name="standard">
      <style:graphic-properties draw:fill-color="#ff9900" draw:textarea-horizontal-align="justify" draw:textarea-vertical-align="middle" draw:auto-grow-height="false" fo:min-height="1.024cm" fo:min-width="3.602cm"/>
    </style:style>
    <style:style style:name="gr12" style:family="graphic" style:parent-style-name="standard">
      <style:graphic-properties draw:fill-color="#ff9900" draw:textarea-horizontal-align="justify" draw:textarea-vertical-align="middle" draw:auto-grow-height="false" fo:min-height="1.73cm" fo:min-width="2.824cm"/>
    </style:style>
    <style:style style:name="gr13" style:family="graphic" style:parent-style-name="standard">
      <style:graphic-properties draw:textarea-horizontal-align="justify" draw:textarea-vertical-align="middle" draw:auto-grow-height="false" fo:min-height="0.952cm" fo:min-width="3.602cm"/>
    </style:style>
    <style:style style:name="gr14" style:family="graphic" style:parent-style-name="standard">
      <style:graphic-properties draw:textarea-horizontal-align="justify" draw:textarea-vertical-align="middle" draw:auto-grow-height="false" fo:min-height="1.448cm" fo:min-width="3.532cm"/>
    </style:style>
    <style:style style:name="gr15" style:family="graphic" style:parent-style-name="standard">
      <style:graphic-properties draw:fill-color="#66ffff" draw:textarea-horizontal-align="justify" draw:textarea-vertical-align="middle" draw:auto-grow-height="false" fo:min-height="0.812cm" fo:min-width="2.118cm"/>
    </style:style>
    <style:style style:name="gr16" style:family="graphic" style:parent-style-name="standard">
      <style:graphic-properties draw:textarea-horizontal-align="justify" draw:textarea-vertical-align="middle" draw:auto-grow-height="false" fo:min-height="0.952cm" fo:min-width="3.744cm"/>
    </style:style>
    <style:style style:name="gr17" style:family="graphic" style:parent-style-name="standard">
      <style:graphic-properties draw:textarea-horizontal-align="justify" draw:textarea-vertical-align="middle" draw:auto-grow-height="false" fo:min-height="0.882cm" fo:min-width="3.744cm"/>
    </style:style>
    <style:style style:name="gr18" style:family="graphic" style:parent-style-name="standard">
      <style:graphic-properties draw:textarea-horizontal-align="justify" draw:textarea-vertical-align="middle" draw:auto-grow-height="false" fo:min-height="1.872cm" fo:min-width="1.834cm"/>
    </style:style>
    <style:style style:name="gr19" style:family="graphic" style:parent-style-name="standard">
      <style:graphic-properties draw:textarea-horizontal-align="justify" draw:textarea-vertical-align="middle" draw:auto-grow-height="false" fo:min-height="1.942cm" fo:min-width="7.916cm"/>
    </style:style>
    <style:style style:name="gr20" style:family="graphic" style:parent-style-name="standard">
      <style:graphic-properties draw:textarea-horizontal-align="justify" draw:textarea-vertical-align="middle" draw:auto-grow-height="false" fo:min-height="1.378cm" fo:min-width="7.916cm"/>
    </style:style>
    <style:style style:name="gr21" style:family="graphic" style:parent-style-name="objectwithoutfill">
      <style:graphic-properties draw:marker-end="Arrow" draw:marker-end-width="0.3cm" draw:fill="none" draw:fill-color="#ff3333" draw:textarea-vertical-align="middle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3.576cm" fo:min-width="6.425cm"/>
    </style:style>
    <style:style style:name="gr23" style:family="graphic" style:parent-style-name="standard">
      <style:graphic-properties draw:fill-color="#66ccff" draw:textarea-horizontal-align="justify" draw:textarea-vertical-align="middle" draw:auto-grow-height="false" fo:min-height="5.688cm" fo:min-width="7.201cm"/>
    </style:style>
    <style:style style:name="gr24" style:family="graphic" style:parent-style-name="standard">
      <style:graphic-properties draw:fill-color="#ff3333" draw:textarea-horizontal-align="justify" draw:textarea-vertical-align="middle" draw:auto-grow-height="false" fo:min-height="1.1cm" fo:min-width="4.146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gradient" draw:fill-gradient-name="Gradient_20_4" draw:opacity="100%"/>
      <style:paragraph-properties fo:text-align="center"/>
    </style:style>
    <style:style style:name="P5" style:family="paragraph">
      <loext:graphic-properties draw:fill-color="#66ffff"/>
      <style:paragraph-properties fo:text-align="center"/>
    </style:style>
    <style:style style:name="P6" style:family="paragraph">
      <loext:graphic-properties draw:fill="none" draw:fill-color="#ff3333"/>
      <style:paragraph-properties fo:text-align="center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-color="#66c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2" draw:id="id2" draw:layer="layout" svg:width="3.7cm" svg:height="1.8cm" svg:x="6.6cm" svg:y="1.7cm">
          <text:p text:style-name="P1">Abre F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8cm" svg:height="2.3cm" svg:x="0.8cm" svg:y="1.1cm">
          <text:p text:style-name="P1">Risco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xml:id="id3" draw:id="id3" draw:layer="layout" svg:width="2.5cm" svg:height="2.3cm" svg:x="0.9cm" svg:y="6.6cm">
          <text:p text:style-name="P1">Superviso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xml:id="id4" draw:id="id4" draw:layer="layout" svg:width="4.6cm" svg:height="1.9cm" svg:x="3.9cm" svg:y="10.4cm">
          <text:p text:style-name="P1">Distribui F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2.9cm" svg:height="2.1cm" svg:x="22.9cm" svg:y="1.5cm">
          <text:p text:style-name="P1">Operado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6" draw:text-style-name="P3" draw:layer="layout" svg:x1="3.6cm" svg:y1="2.25cm" svg:x2="6.6cm" svg:y2="2.6cm" draw:start-shape="id1" draw:start-glue-point="10" draw:end-shape="id2" svg:d="M3600 2250h1501v350h1499" svg:viewBox="0 0 3001 351">
          <text:p/>
        </draw:connector>
        <draw:custom-shape draw:style-name="gr7" draw:text-style-name="P2" xml:id="id7" draw:id="id7" draw:layer="layout" svg:width="5.6cm" svg:height="1.9cm" svg:x="15.1cm" svg:y="5.6cm">
          <text:p text:style-name="P1">Prenche V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" draw:id="id6" draw:layer="layout" svg:width="4.6cm" svg:height="1.9cm" svg:x="12.7cm" svg:y="3.3cm">
          <text:p text:style-name="P1">Programa V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8" draw:id="id8" draw:layer="layout" svg:width="5.4cm" svg:height="1.9cm" svg:x="14.7cm" svg:y="8.2cm">
          <text:p text:style-name="P1">Informa Event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measurelines" svg:x1="3.4cm" svg:y1="7.75cm" svg:x2="6.2cm" svg:y2="10.4cm" draw:start-shape="id3" draw:start-glue-point="10" draw:end-shape="id4" svg:d="M3400 7750h2800v2650" svg:viewBox="0 0 2801 2651">
          <text:p/>
        </draw:connector>
        <draw:custom-shape draw:style-name="gr10" draw:text-style-name="P1" xml:id="id11" draw:id="id11" draw:layer="measurelines" svg:width="4.6cm" svg:height="1.8cm" svg:x="5.1cm" svg:y="13cm">
          <text:p text:style-name="P1">Envia para </text:p>
          <text:p text:style-name="P1">outro Se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measurelines" svg:x1="2.15cm" svg:y1="6.6cm" svg:x2="8.45cm" svg:y2="3.5cm" draw:start-shape="id3" draw:start-glue-point="4" draw:end-shape="id2" svg:d="M2150 6600v-1549h6300v-1551" svg:viewBox="0 0 6301 3101">
          <text:p/>
        </draw:connector>
        <draw:connector draw:style-name="gr6" draw:text-style-name="P3" draw:layer="measurelines" svg:x1="3.4cm" svg:y1="7.75cm" svg:x2="3.4cm" svg:y2="7.75cm" draw:start-shape="id3" draw:end-shape="id3" svg:d="M3400 7750z" svg:viewBox="0 0 1 1">
          <text:p/>
        </draw:connector>
        <draw:connector draw:style-name="gr6" draw:text-style-name="P3" draw:layer="measurelines" svg:x1="22.9cm" svg:y1="2.55cm" svg:x2="10.3cm" svg:y2="2.6cm" draw:start-shape="id5" draw:start-glue-point="6" draw:end-shape="id2" draw:end-glue-point="10" svg:d="M22900 2550h-6299v50h-6301" svg:viewBox="0 0 12601 51">
          <text:p/>
        </draw:connector>
        <draw:connector draw:style-name="gr6" draw:text-style-name="P3" draw:layer="measurelines" svg:x1="22.9cm" svg:y1="2.55cm" svg:x2="17.3cm" svg:y2="4.25cm" draw:start-shape="id5" draw:start-glue-point="6" draw:end-shape="id6" svg:d="M22900 2550h-2799v1700h-2801" svg:viewBox="0 0 5601 1701">
          <text:p/>
        </draw:connector>
        <draw:connector draw:style-name="gr6" draw:text-style-name="P3" draw:layer="measurelines" svg:x1="23.324cm" svg:y1="3.293cm" svg:x2="20.7cm" svg:y2="6.55cm" draw:start-shape="id5" draw:start-glue-point="7" draw:end-shape="id7" draw:end-glue-point="10" svg:d="M23324 3293v3257h-2624" svg:viewBox="0 0 2625 3258">
          <text:p/>
        </draw:connector>
        <draw:connector draw:style-name="gr6" draw:text-style-name="P3" draw:layer="measurelines" svg:x1="24.35cm" svg:y1="3.6cm" svg:x2="20.1cm" svg:y2="9.15cm" draw:start-shape="id5" draw:start-glue-point="8" draw:end-shape="id8" draw:end-glue-point="10" svg:d="M24350 3600v5550h-4250" svg:viewBox="0 0 4251 5551">
          <text:p/>
        </draw:connector>
        <draw:custom-shape draw:style-name="gr11" draw:text-style-name="P2" xml:id="id9" draw:id="id9" draw:layer="measurelines" svg:width="5.8cm" svg:height="1.8cm" svg:x="14.8cm" svg:y="16.6cm">
          <text:p text:style-name="P1">Redistribui F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measurelines" svg:x1="25.376cm" svg:y1="3.293cm" svg:x2="20.6cm" svg:y2="17.5cm" draw:start-shape="id5" draw:start-glue-point="9" draw:end-shape="id9" draw:end-glue-point="10" svg:d="M25376 3293v14207h-4776" svg:viewBox="0 0 4777 14208">
          <text:p/>
        </draw:connector>
        <draw:custom-shape draw:style-name="gr12" draw:text-style-name="P2" xml:id="id10" draw:id="id10" draw:layer="measurelines" svg:width="4.7cm" svg:height="2.8cm" svg:x="6.8cm" svg:y="5.8cm">
          <text:p text:style-name="P1">Minhas Fichas/<text:line-break/>Pesquisa Fich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measurelines" svg:x1="9.15cm" svg:y1="5.8cm" svg:x2="12.7cm" svg:y2="4.25cm" draw:start-shape="id10" draw:start-glue-point="4" draw:end-shape="id6" draw:end-glue-point="6" svg:d="M9150 5800v-1550h3550" svg:viewBox="0 0 3551 1551">
          <text:p/>
        </draw:connector>
        <draw:connector draw:style-name="gr6" draw:text-style-name="P3" draw:layer="measurelines" svg:x1="10.812cm" svg:y1="6.21cm" svg:x2="15.1cm" svg:y2="6.55cm" draw:start-shape="id10" draw:start-glue-point="11" draw:end-shape="id7" draw:end-glue-point="6" svg:d="M10812 6210v-911h2489v1251h1799" svg:viewBox="0 0 4289 1252">
          <text:p/>
        </draw:connector>
        <draw:connector draw:style-name="gr6" draw:text-style-name="P3" draw:layer="measurelines" svg:x1="11.5cm" svg:y1="7.2cm" svg:x2="14.7cm" svg:y2="9.15cm" draw:start-shape="id10" draw:start-glue-point="10" draw:end-shape="id8" draw:end-glue-point="6" svg:d="M11500 7200h1601v1950h1599" svg:viewBox="0 0 3201 1951">
          <text:p/>
        </draw:connector>
        <draw:connector draw:style-name="gr6" draw:text-style-name="P3" draw:layer="measurelines" svg:x1="10.812cm" svg:y1="8.19cm" svg:x2="14.8cm" svg:y2="17.5cm" draw:start-shape="id10" draw:start-glue-point="9" draw:end-shape="id9" draw:end-glue-point="6" svg:d="M10812 8190v9310h3988" svg:viewBox="0 0 3989 9311">
          <text:p/>
        </draw:connector>
        <draw:connector draw:style-name="gr6" draw:text-style-name="P3" draw:layer="measurelines" svg:x1="7.488cm" svg:y1="8.19cm" svg:x2="6.2cm" svg:y2="10.4cm" draw:start-shape="id10" draw:start-glue-point="7" draw:end-shape="id4" draw:end-glue-point="4" svg:d="M7488 8190v1311h-1288v899" svg:viewBox="0 0 1289 2211">
          <text:p/>
        </draw:connector>
        <draw:connector draw:style-name="gr6" draw:text-style-name="P3" draw:layer="measurelines" svg:x1="9.15cm" svg:y1="8.6cm" svg:x2="9.027cm" svg:y2="13.263cm" draw:start-shape="id10" draw:start-glue-point="8" draw:end-shape="id11" draw:end-glue-point="11" svg:d="M9150 8600v2201h-123v2462" svg:viewBox="0 0 124 4664">
          <text:p/>
        </draw:connector>
        <draw:custom-shape draw:style-name="gr13" draw:text-style-name="P1" xml:id="id14" draw:id="id14" draw:layer="measurelines" svg:width="5.8cm" svg:height="1.7cm" svg:x="14.7cm" svg:y="10.6cm">
          <text:p text:style-name="P1">Informa Apreens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xml:id="id12" draw:id="id12" draw:layer="measurelines" svg:x1="2.15cm" svg:y1="8.9cm" svg:x2="5.1cm" svg:y2="13.9cm" draw:start-shape="id3" draw:start-glue-point="8" draw:end-shape="id11" draw:end-glue-point="6" svg:d="M2150 8900v5000h2950" svg:viewBox="0 0 2951 5001">
          <text:p/>
        </draw:connector>
        <draw:custom-shape draw:style-name="gr14" draw:text-style-name="P1" xml:id="id13" draw:id="id13" draw:layer="measurelines" svg:width="5.7cm" svg:height="2.4cm" svg:x="4.2cm" svg:y="15.3cm">
          <text:p text:style-name="P1">Arquiva ou informa</text:p>
          <text:p text:style-name="P1">Auto de infr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xml:id="id17" draw:id="id17" draw:layer="measurelines" svg:x1="2.15cm" svg:y1="13.9cm" svg:x2="4.2cm" svg:y2="16.5cm" draw:start-shape="id12" draw:start-glue-point="0" draw:end-shape="id13" draw:end-glue-point="6" svg:d="M2150 13900v2600h2050" svg:viewBox="0 0 2051 2601">
          <text:p/>
        </draw:connector>
        <draw:custom-shape draw:style-name="gr15" draw:text-style-name="P5" xml:id="id18" draw:id="id18" draw:layer="measurelines" svg:width="3.7cm" svg:height="1.5cm" svg:x="5cm" svg:y="18.9cm">
          <text:p text:style-name="P1">Desarqui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measurelines" svg:x1="9.15cm" svg:y1="8.6cm" svg:x2="9.9cm" svg:y2="16.5cm" draw:start-shape="id10" draw:start-glue-point="8" draw:end-shape="id13" draw:end-glue-point="10" svg:d="M9150 8600v3351h1252v4549h-502" svg:viewBox="0 0 1253 7901">
          <text:p/>
        </draw:connector>
        <draw:custom-shape draw:style-name="gr16" draw:text-style-name="P1" xml:id="id16" draw:id="id16" draw:layer="measurelines" svg:width="6cm" svg:height="1.7cm" svg:x="14.8cm" svg:y="12.7cm">
          <text:p text:style-name="P1">Informa Process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15" draw:id="id15" draw:layer="measurelines" svg:width="6cm" svg:height="1.6cm" svg:x="14.8cm" svg:y="14.7cm">
          <text:p text:style-name="P1">Informa T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measurelines" svg:x1="10.812cm" svg:y1="8.19cm" svg:x2="14.7cm" svg:y2="11.45cm" draw:start-shape="id10" draw:start-glue-point="9" draw:end-shape="id14" draw:end-glue-point="6" svg:d="M10812 8190v3260h3888" svg:viewBox="0 0 3889 3261">
          <text:p/>
        </draw:connector>
        <draw:connector draw:style-name="gr6" draw:text-style-name="P3" draw:layer="measurelines" svg:x1="10.812cm" svg:y1="8.19cm" svg:x2="14.8cm" svg:y2="15.5cm" draw:start-shape="id10" draw:start-glue-point="9" draw:end-shape="id15" draw:end-glue-point="6" svg:d="M10812 8190v7310h3988" svg:viewBox="0 0 3989 7311">
          <text:p/>
        </draw:connector>
        <draw:connector draw:style-name="gr6" draw:text-style-name="P3" draw:layer="measurelines" svg:x1="10.812cm" svg:y1="8.19cm" svg:x2="14.8cm" svg:y2="13.55cm" draw:start-shape="id10" draw:start-glue-point="9" draw:end-shape="id16" draw:end-glue-point="6" svg:d="M10812 8190v5360h3988" svg:viewBox="0 0 3989 5361">
          <text:p/>
        </draw:connector>
        <draw:connector draw:style-name="gr6" draw:text-style-name="P3" draw:layer="measurelines" svg:x1="25.376cm" svg:y1="3.293cm" svg:x2="20.5cm" svg:y2="11.45cm" draw:start-shape="id5" draw:start-glue-point="9" draw:end-shape="id14" draw:end-glue-point="10" svg:d="M25376 3293v8157h-4876" svg:viewBox="0 0 4877 8158">
          <text:p/>
        </draw:connector>
        <draw:connector draw:style-name="gr6" draw:text-style-name="P3" draw:layer="measurelines" svg:x1="25.376cm" svg:y1="3.293cm" svg:x2="20.8cm" svg:y2="13.55cm" draw:start-shape="id5" draw:start-glue-point="9" draw:end-shape="id16" draw:end-glue-point="10" svg:d="M25376 3293v10257h-4576" svg:viewBox="0 0 4577 10258">
          <text:p/>
        </draw:connector>
        <draw:connector draw:style-name="gr6" draw:text-style-name="P3" draw:layer="measurelines" svg:x1="25.376cm" svg:y1="3.293cm" svg:x2="20.8cm" svg:y2="15.5cm" draw:start-shape="id5" draw:start-glue-point="9" draw:end-shape="id15" draw:end-glue-point="10" svg:d="M25376 3293v12207h-4576" svg:viewBox="0 0 4577 12208">
          <text:p/>
        </draw:connector>
        <draw:connector draw:style-name="gr6" draw:text-style-name="P3" draw:layer="layout" svg:x1="2.15cm" svg:y1="16.5cm" svg:x2="5cm" svg:y2="19.65cm" draw:start-shape="id17" draw:start-glue-point="0" draw:end-shape="id18" draw:end-glue-point="6" svg:d="M2150 16500v3150h2850" svg:viewBox="0 0 2851 3151">
          <text:p/>
        </draw:connector>
        <draw:connector draw:style-name="gr6" draw:text-style-name="P3" draw:layer="layout" svg:x1="7.05cm" svg:y1="17.7cm" svg:x2="6.85cm" svg:y2="18.9cm" draw:start-shape="id13" draw:start-glue-point="8" draw:end-shape="id18" draw:end-glue-point="4" svg:d="M7050 17700v601h-200v599" svg:viewBox="0 0 201 1201">
          <text:p/>
        </draw:connector>
      </draw:page>
      <draw:page draw:name="page2" draw:style-name="dp1" draw:master-page-name="Padrão">
        <draw:custom-shape draw:style-name="gr18" draw:text-style-name="P1" xml:id="id19" draw:id="id19" draw:layer="layout" svg:width="3.3cm" svg:height="3cm" svg:x="1.1cm" svg:y="4.1cm">
          <text:p text:style-name="P1">Consulta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" xml:id="id20" draw:id="id20" draw:layer="measurelines" svg:width="11.9cm" svg:height="3.1cm" svg:x="7cm" svg:y="1.5cm">
          <text:p text:style-name="P1">Relatórios de acompanhamento</text:p>
          <text:p text:style-name="P1">(saneamentos, intimações, laudos, etc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21" draw:id="id21" draw:layer="layout" svg:width="11.9cm" svg:height="2.3cm" svg:x="7.2cm" svg:y="4.8cm">
          <text:p text:style-name="P1">Relatórios gerencia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22" draw:id="id22" draw:layer="layout" svg:width="11.9cm" svg:height="2.3cm" svg:x="7cm" svg:y="7.5cm">
          <text:p text:style-name="P1">Definir metas e<text:line-break/> acompanhar resultad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6" draw:layer="layout" svg:x1="4.4cm" svg:y1="5.6cm" svg:x2="7cm" svg:y2="3.05cm" draw:start-shape="id19" draw:start-glue-point="10" draw:end-shape="id20" svg:d="M4400 5600h1301v-2550h1299" svg:viewBox="0 0 2601 2551">
          <text:p/>
        </draw:connector>
        <draw:connector draw:style-name="gr21" draw:text-style-name="P6" draw:layer="layout" svg:x1="4.4cm" svg:y1="5.6cm" svg:x2="7.2cm" svg:y2="5.95cm" draw:start-shape="id19" draw:start-glue-point="10" draw:end-shape="id21" draw:end-glue-point="6" svg:d="M4400 5600h1401v350h1399" svg:viewBox="0 0 2801 351">
          <text:p/>
        </draw:connector>
        <draw:connector draw:style-name="gr21" draw:text-style-name="P6" draw:layer="layout" svg:x1="4.4cm" svg:y1="5.6cm" svg:x2="7cm" svg:y2="8.65cm" draw:start-shape="id19" draw:start-glue-point="10" draw:end-shape="id22" draw:end-glue-point="6" svg:d="M4400 5600h1301v3050h1299" svg:viewBox="0 0 2601 3051">
          <text:p/>
        </draw:connector>
        <draw:custom-shape draw:style-name="gr22" draw:text-style-name="P7" draw:layer="layout" svg:width="8.2cm" svg:height="5.1cm" svg:x="1.8cm" svg:y="13.9cm">
          <text:p text:style-name="P1">Exportações/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8" draw:layer="layout" svg:width="7.7cm" svg:height="9.5cm" svg:x="17.5cm" svg:y="10.5cm">
          <text:p text:style-name="P1"/>
          <text:p text:style-name="P1"/>
          <text:p text:style-name="P1">Secta</text:p>
          <text:p text:style-name="P1">Cen RILO</text:p>
          <text:p text:style-name="P1">Relatórios em</text:p>
          <text:p text:style-name="P1">PDF para e-Processo</text:p>
          <text:p text:style-name="P1">Office 365</text:p>
          <text:p text:style-name="P1">Farol/Contágil</text:p>
          <text:p text:style-name="P1">Anita</text:p>
          <text:p text:style-name="P1">… outros ….</text:p>
          <text:p text:style-name="P1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7" draw:layer="layout" svg:width="5.8cm" svg:height="2.7cm" svg:x="10.8cm" svg:y="15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6666ff" draw:end-color="#ff6600" draw:start-intensity="100%" draw:end-intensity="100%" draw:angle="300" draw:border="0%"/>
    <draw:gradient draw:name="Gradient_20_3" draw:display-name="Gradient 3" draw:style="linear" draw:start-color="#00ccff" draw:end-color="#ff6600" draw:start-intensity="100%" draw:end-intensity="100%" draw:angle="300" draw:border="0%"/>
    <draw:gradient draw:name="Gradient_20_4" draw:display-name="Gradient 4" draw:style="linear" draw:start-color="#00ccff" draw:end-color="#ff9900" draw:start-intensity="100%" draw:end-intensity="100%" draw:angle="300" draw:border="0%"/>
    <draw:gradient draw:name="Tango_20_Green" draw:display-name="Tango Green" draw:style="linear" draw:start-color="#6666ff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4T13:28:00.415179803</meta:creation-date>
    <dc:date>2020-09-30T09:00:36.897000000</dc:date>
    <meta:editing-duration>PT1H18M13S</meta:editing-duration>
    <meta:editing-cycles>5</meta:editing-cycles>
    <meta:generator>LibreOffice/5.2.6.2$Windows_x86 LibreOffice_project/a3100ed2409ebf1c212f5048fbe377c281438fdc</meta:generator>
    <meta:document-statistic meta:object-count="52"/>
  </office:meta>
</office:document-meta>
</file>